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3.361458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0.5304166666667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1109159183" table:style-name="ce3">
            <table:cell-range-source table:name="Verbinding3" table:last-column-spanned="4" table:last-row-spanned="2343" xlink:href="C:\Users\stefan\Downloads\hosts-ip.txt"/>
            <text:p>1.109.159.18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76134238" table:style-name="ce3">
            <text:p>1.176.134.2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76134239" table:style-name="ce3">
            <text:p>1.176.134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104188237" table:style-name="ce3">
            <text:p>5.104.188.2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104254134" table:style-name="ce3">
            <text:p>5.104.254.1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140134140" table:style-name="ce3">
            <text:p>5.140.134.1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140140144" table:style-name="ce3">
            <text:p>5.140.140.1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140246214" table:style-name="ce3">
            <text:p>5.140.246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140253216" table:style-name="ce3">
            <text:p>5.140.253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160111135" table:style-name="ce3">
            <text:p>5.160.111.1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160130218" table:style-name="ce3">
            <text:p>5.160.130.21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5189190122" table:style-name="ce3">
            <text:p>5.189.190.12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3229247253" table:style-name="ce3">
            <text:p>13.229.247.25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4118221143" table:style-name="ce3">
            <text:p>14.118.221.1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4140235226" table:style-name="ce3">
            <text:p>14.140.235.2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4169119139" table:style-name="ce3">
            <text:p>14.169.119.139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4170125233" table:style-name="ce3">
            <text:p>14.170.125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4190108106" table:style-name="ce3">
            <text:p>14.190.108.1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3115253146" table:style-name="ce3">
            <text:p>23.115.253.1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4208131154" table:style-name="ce3">
            <text:p>24.208.131.1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4211169117" table:style-name="ce3">
            <text:p>24.211.169.1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4244179118" table:style-name="ce3">
            <text:p>24.244.179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4252129207" table:style-name="ce3">
            <text:p>24.252.129.2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7109129169" table:style-name="ce3">
            <text:p>27.109.129.1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7211179149" table:style-name="ce3">
            <text:p>27.211.179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29186242" table:style-name="ce3">
            <text:p>31.129.186.2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46150238" table:style-name="ce3">
            <text:p>31.146.150.2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54194205" table:style-name="ce3">
            <text:p>31.154.194.2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05224" table:style-name="ce3">
            <text:p>31.162.105.2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29250" table:style-name="ce3">
            <text:p>31.162.129.2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32112" table:style-name="ce3">
            <text:p>31.162.132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34243" table:style-name="ce3">
            <text:p>31.162.134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42116" table:style-name="ce3">
            <text:p>31.162.142.1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42160" table:style-name="ce3">
            <text:p>31.162.142.1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44127" table:style-name="ce3">
            <text:p>31.162.144.1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48179" table:style-name="ce3">
            <text:p>31.162.148.1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70113" table:style-name="ce3">
            <text:p>31.162.170.1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72176" table:style-name="ce3">
            <text:p>31.162.172.1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73178" table:style-name="ce3">
            <text:p>31.162.173.1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85106" table:style-name="ce3">
            <text:p>31.162.185.1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86156" table:style-name="ce3">
            <text:p>31.162.186.1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2189101" table:style-name="ce3">
            <text:p>31.162.189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05241" table:style-name="ce3">
            <text:p>31.163.105.2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11122" table:style-name="ce3">
            <text:p>31.163.111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11211" table:style-name="ce3">
            <text:p>31.163.111.2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18145" table:style-name="ce3">
            <text:p>31.163.118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32251" table:style-name="ce3">
            <text:p>31.163.132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34124" table:style-name="ce3">
            <text:p>31.163.134.1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34194" table:style-name="ce3">
            <text:p>31.163.134.1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56111" table:style-name="ce3">
            <text:p>31.163.156.1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59251" table:style-name="ce3">
            <text:p>31.163.159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66160" table:style-name="ce3">
            <text:p>31.163.166.1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68211" table:style-name="ce3">
            <text:p>31.163.168.2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74199" table:style-name="ce3">
            <text:p>31.163.174.1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84242" table:style-name="ce3">
            <text:p>31.163.184.2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85180" table:style-name="ce3">
            <text:p>31.163.185.1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89184" table:style-name="ce3">
            <text:p>31.163.189.1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63191239" table:style-name="ce3">
            <text:p>31.163.191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84193154" table:style-name="ce3">
            <text:p>31.184.193.15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31184194109" table:style-name="ce3">
            <text:p>31.184.194.1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1184195108" table:style-name="ce3">
            <text:p>31.184.195.108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6102228103" table:style-name="ce3">
            <text:p>36.102.228.1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7107190245" table:style-name="ce3">
            <text:p>37.107.190.2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7122171242" table:style-name="ce3">
            <text:p>37.122.171.2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7232177185" table:style-name="ce3">
            <text:p>37.232.177.1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9107228239" table:style-name="ce3">
            <text:p>39.107.228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9108158150" table:style-name="ce3">
            <text:p>39.108.158.1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2118129227" table:style-name="ce3">
            <text:p>42.118.129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2119136180" table:style-name="ce3">
            <text:p>42.119.136.1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2231116209" table:style-name="ce3">
            <text:p>42.231.116.2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2233101175" table:style-name="ce3">
            <text:p>42.233.101.1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2235213203" table:style-name="ce3">
            <text:p>42.235.213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5118160180" table:style-name="ce3">
            <text:p>45.118.160.1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5119141102" table:style-name="ce3">
            <text:p>45.119.141.1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6100250192" table:style-name="ce3">
            <text:p>46.100.250.19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6101145207" table:style-name="ce3">
            <text:p>46.101.145.20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46107104216" table:style-name="ce3">
            <text:p>46.107.104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6165243209" table:style-name="ce3">
            <text:p>46.165.243.20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46167115204" table:style-name="ce3">
            <text:p>46.167.115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6172211192" table:style-name="ce3">
            <text:p>46.172.211.19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6175177130" table:style-name="ce3">
            <text:p>46.175.177.1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6208101150" table:style-name="ce3">
            <text:p>46.208.101.1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7187210243" table:style-name="ce3">
            <text:p>47.187.210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9114220109" table:style-name="ce3">
            <text:p>49.114.220.1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9116174171" table:style-name="ce3">
            <text:p>49.116.174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9163105168" table:style-name="ce3">
            <text:p>49.163.105.1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9207176180" table:style-name="ce3">
            <text:p>49.207.176.1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0247130186" table:style-name="ce3">
            <text:p>50.247.130.1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2202145129" table:style-name="ce3">
            <text:p>52.202.145.1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2233185206" table:style-name="ce3">
            <text:p>52.233.185.2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4246163242" table:style-name="ce3">
            <text:p>54.246.163.2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8152124192" table:style-name="ce3">
            <text:p>58.152.124.19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8209208181" table:style-name="ce3">
            <text:p>58.209.208.1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8218160219" table:style-name="ce3">
            <text:p>58.218.160.2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8218160221" table:style-name="ce3">
            <text:p>58.218.160.2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59126159231" table:style-name="ce3">
            <text:p>59.126.159.23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59148140247" table:style-name="ce3">
            <text:p>59.148.140.2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1134209111" table:style-name="ce3">
            <text:p>61.134.209.1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1180140166" table:style-name="ce3">
            <text:p>61.180.140.1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1191142244" table:style-name="ce3">
            <text:p>61.191.142.2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1228106233" table:style-name="ce3">
            <text:p>61.228.106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1244150234" table:style-name="ce3">
            <text:p>61.244.150.2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1252149174" table:style-name="ce3">
            <text:p>61.252.149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2114252180" table:style-name="ce3">
            <text:p>62.114.252.18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66229208197" table:style-name="ce3">
            <text:p>66.229.208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6240236119" table:style-name="ce3">
            <text:p>66.240.236.11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67205155226" table:style-name="ce3">
            <text:p>67.205.155.2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8199222151" table:style-name="ce3">
            <text:p>68.199.222.1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1169128198" table:style-name="ce3">
            <text:p>71.169.128.1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1228201161" table:style-name="ce3">
            <text:p>71.228.201.1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3202176149" table:style-name="ce3">
            <text:p>73.202.176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5115106134" table:style-name="ce3">
            <text:p>75.115.106.13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76190117139" table:style-name="ce3">
            <text:p>76.190.117.1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7120176171" table:style-name="ce3">
            <text:p>77.120.176.17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77121185149" table:style-name="ce3">
            <text:p>77.121.185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7157188251" table:style-name="ce3">
            <text:p>77.157.188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7199229154" table:style-name="ce3">
            <text:p>77.199.229.1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8108109130" table:style-name="ce3">
            <text:p>78.108.109.1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8108248173" table:style-name="ce3">
            <text:p>78.108.248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8108253140" table:style-name="ce3">
            <text:p>78.108.253.1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8148108226" table:style-name="ce3">
            <text:p>78.148.108.2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8166114107" table:style-name="ce3">
            <text:p>78.166.114.10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78192192186" table:style-name="ce3">
            <text:p>78.192.192.1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9111246184" table:style-name="ce3">
            <text:p>79.111.246.1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9141126215" table:style-name="ce3">
            <text:p>79.141.126.2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9162238151" table:style-name="ce3">
            <text:p>79.162.238.1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9162238207" table:style-name="ce3">
            <text:p>79.162.238.2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9190181154" table:style-name="ce3">
            <text:p>79.190.181.1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0211164164" table:style-name="ce3">
            <text:p>80.211.164.16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80251102208" table:style-name="ce3">
            <text:p>80.251.102.20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0255187130" table:style-name="ce3">
            <text:p>80.255.187.1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1136201158" table:style-name="ce3">
            <text:p>81.136.201.1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1136235125" table:style-name="ce3">
            <text:p>81.136.235.1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1250147112" table:style-name="ce3">
            <text:p>81.250.147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2117237221" table:style-name="ce3">
            <text:p>82.117.237.2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2118249149" table:style-name="ce3">
            <text:p>82.118.249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2118252144" table:style-name="ce3">
            <text:p>82.118.252.1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3104170251" table:style-name="ce3">
            <text:p>83.104.170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3142139152" table:style-name="ce3">
            <text:p>83.142.139.1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3149143106" table:style-name="ce3">
            <text:p>83.149.143.1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3179129123" table:style-name="ce3">
            <text:p>83.179.129.1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4236151161" table:style-name="ce3">
            <text:p>84.236.151.1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5105251192" table:style-name="ce3">
            <text:p>85.105.251.19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85159104206" table:style-name="ce3">
            <text:p>85.159.104.2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6126224204" table:style-name="ce3">
            <text:p>86.126.224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7116143216" table:style-name="ce3">
            <text:p>87.116.143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7252180147" table:style-name="ce3">
            <text:p>87.252.180.14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87254167249" table:style-name="ce3">
            <text:p>87.254.167.2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7254189131" table:style-name="ce3">
            <text:p>87.254.189.1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8247181229" table:style-name="ce3">
            <text:p>88.247.181.2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8248113184" table:style-name="ce3">
            <text:p>88.248.113.184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9100139153" table:style-name="ce3">
            <text:p>89.100.139.1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9144180254" table:style-name="ce3">
            <text:p>89.144.180.2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9181173118" table:style-name="ce3">
            <text:p>89.181.173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9189150227" table:style-name="ce3">
            <text:p>89.189.150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9242237136" table:style-name="ce3">
            <text:p>89.242.237.136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9248168171" table:style-name="ce3">
            <text:p>89.248.168.17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90150201239" table:style-name="ce3">
            <text:p>90.150.201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0150203235" table:style-name="ce3">
            <text:p>90.150.203.2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0150243118" table:style-name="ce3">
            <text:p>90.150.243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0150249215" table:style-name="ce3">
            <text:p>90.150.249.2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0151137129" table:style-name="ce3">
            <text:p>90.151.137.1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0151207173" table:style-name="ce3">
            <text:p>90.151.207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1139232159" table:style-name="ce3">
            <text:p>91.139.232.1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1139243238" table:style-name="ce3">
            <text:p>91.139.243.2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1239249126" table:style-name="ce3">
            <text:p>91.239.249.1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1245159189" table:style-name="ce3">
            <text:p>91.245.159.18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3180108141" table:style-name="ce3">
            <text:p>93.180.108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3180115165" table:style-name="ce3">
            <text:p>93.180.115.1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3183159187" table:style-name="ce3">
            <text:p>93.183.159.18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4156167182" table:style-name="ce3">
            <text:p>94.156.167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4156167228" table:style-name="ce3">
            <text:p>94.156.167.2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5140192145" table:style-name="ce3">
            <text:p>95.140.192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5143131151" table:style-name="ce3">
            <text:p>95.143.131.1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5168235132" table:style-name="ce3">
            <text:p>95.168.235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5177208175" table:style-name="ce3">
            <text:p>95.177.208.1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5211226185" table:style-name="ce3">
            <text:p>95.211.226.18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99133191210" table:style-name="ce3">
            <text:p>99.133.191.2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1100161235" table:style-name="ce3">
            <text:p>101.100.161.2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2177163169" table:style-name="ce3">
            <text:p>102.177.163.1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3114104184" table:style-name="ce3">
            <text:p>103.114.104.1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3114104200" table:style-name="ce3">
            <text:p>103.114.104.2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3236254148" table:style-name="ce3">
            <text:p>103.236.254.1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4131120205" table:style-name="ce3">
            <text:p>104.131.120.2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4131141143" table:style-name="ce3">
            <text:p>104.131.141.1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4196188182" table:style-name="ce3">
            <text:p>104.196.188.18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07170194232" table:style-name="ce3">
            <text:p>107.170.194.23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07170220187" table:style-name="ce3">
            <text:p>107.170.220.18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7170226158" table:style-name="ce3">
            <text:p>107.170.226.15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07170229236" table:style-name="ce3">
            <text:p>107.170.229.23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07170243117" table:style-name="ce3">
            <text:p>107.170.243.11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08174198231" table:style-name="ce3">
            <text:p>108.174.198.231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9125233176" table:style-name="ce3">
            <text:p>109.125.233.1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9125233177" table:style-name="ce3">
            <text:p>109.125.233.1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9125235105" table:style-name="ce3">
            <text:p>109.125.235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9125235110" table:style-name="ce3">
            <text:p>109.125.235.1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1119234218" table:style-name="ce3">
            <text:p>111.119.234.2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1161205105" table:style-name="ce3">
            <text:p>111.161.205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1230181108" table:style-name="ce3">
            <text:p>111.230.181.10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1231110118" table:style-name="ce3">
            <text:p>111.231.110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1249225174" table:style-name="ce3">
            <text:p>111.249.225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161187208" table:style-name="ce3">
            <text:p>112.161.187.20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12162155232" table:style-name="ce3">
            <text:p>112.162.155.2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163196239" table:style-name="ce3">
            <text:p>112.163.196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168183116" table:style-name="ce3">
            <text:p>112.168.183.1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168183199" table:style-name="ce3">
            <text:p>112.168.183.1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185188182" table:style-name="ce3">
            <text:p>112.185.188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193240175" table:style-name="ce3">
            <text:p>112.193.240.1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194157233" table:style-name="ce3">
            <text:p>112.194.157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197214151" table:style-name="ce3">
            <text:p>112.197.214.1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219225173" table:style-name="ce3">
            <text:p>112.219.225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221182203" table:style-name="ce3">
            <text:p>112.221.182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2226252249" table:style-name="ce3">
            <text:p>112.226.252.24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12232106158" table:style-name="ce3">
            <text:p>112.232.106.1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04196220" table:style-name="ce3">
            <text:p>113.104.196.2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05232136" table:style-name="ce3">
            <text:p>113.105.232.1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05232252" table:style-name="ce3">
            <text:p>113.105.232.2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10131105" table:style-name="ce3">
            <text:p>113.110.131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37156164" table:style-name="ce3">
            <text:p>113.137.156.1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60187105" table:style-name="ce3">
            <text:p>113.160.187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60248107" table:style-name="ce3">
            <text:p>113.160.248.1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67104255" table:style-name="ce3">
            <text:p>113.167.104.2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75149194" table:style-name="ce3">
            <text:p>113.175.149.1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95253124" table:style-name="ce3">
            <text:p>113.195.253.1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3195253205" table:style-name="ce3">
            <text:p>113.195.253.2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4107135202" table:style-name="ce3">
            <text:p>114.107.135.2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4107181243" table:style-name="ce3">
            <text:p>114.107.181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4166225159" table:style-name="ce3">
            <text:p>114.166.225.1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4216168218" table:style-name="ce3">
            <text:p>114.216.168.2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4245115101" table:style-name="ce3">
            <text:p>114.245.115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6236211162" table:style-name="ce3">
            <text:p>116.236.211.1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7198163183" table:style-name="ce3">
            <text:p>117.198.163.18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8114194216" table:style-name="ce3">
            <text:p>118.114.194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8163245218" table:style-name="ce3">
            <text:p>118.163.245.2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8233187149" table:style-name="ce3">
            <text:p>118.233.187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9126150219" table:style-name="ce3">
            <text:p>119.126.150.2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9149107182" table:style-name="ce3">
            <text:p>119.149.107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9205233249" table:style-name="ce3">
            <text:p>119.205.233.2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9206233115" table:style-name="ce3">
            <text:p>119.206.233.1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32101118" table:style-name="ce3">
            <text:p>121.132.101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37219215" table:style-name="ce3">
            <text:p>121.137.219.2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39155239" table:style-name="ce3">
            <text:p>121.139.155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48155168" table:style-name="ce3">
            <text:p>121.148.155.1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48252181" table:style-name="ce3">
            <text:p>121.148.252.1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49176203" table:style-name="ce3">
            <text:p>121.149.176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61111195" table:style-name="ce3">
            <text:p>121.161.111.1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61120122" table:style-name="ce3">
            <text:p>121.161.120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68128106" table:style-name="ce3">
            <text:p>121.168.128.1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1189111218" table:style-name="ce3">
            <text:p>121.189.111.2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2100143171" table:style-name="ce3">
            <text:p>122.100.143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2178134108" table:style-name="ce3">
            <text:p>122.178.134.10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2224118179" table:style-name="ce3">
            <text:p>122.224.118.1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2227163211" table:style-name="ce3">
            <text:p>122.227.163.211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2240213248" table:style-name="ce3">
            <text:p>122.240.213.2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3100189211" table:style-name="ce3">
            <text:p>123.100.189.2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3130103141" table:style-name="ce3">
            <text:p>123.130.103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3147197150" table:style-name="ce3">
            <text:p>123.147.197.1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3151200141" table:style-name="ce3">
            <text:p>123.151.200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3168129171" table:style-name="ce3">
            <text:p>123.168.129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4115135102" table:style-name="ce3">
            <text:p>124.115.135.1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4167225101" table:style-name="ce3">
            <text:p>124.167.225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4192203217" table:style-name="ce3">
            <text:p>124.192.203.2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4239213194" table:style-name="ce3">
            <text:p>124.239.213.1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4239213199" table:style-name="ce3">
            <text:p>124.239.213.1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5136176122" table:style-name="ce3">
            <text:p>125.136.176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5139152179" table:style-name="ce3">
            <text:p>125.139.152.1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5139229131" table:style-name="ce3">
            <text:p>125.139.229.1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5142162162" table:style-name="ce3">
            <text:p>125.142.162.1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5215181117" table:style-name="ce3">
            <text:p>125.215.181.1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30185196190" table:style-name="ce3">
            <text:p>130.185.196.19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38201106186" table:style-name="ce3">
            <text:p>138.201.106.1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44217102232" table:style-name="ce3">
            <text:p>144.217.102.2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52171168220" table:style-name="ce3">
            <text:p>152.171.168.2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52171176221" table:style-name="ce3">
            <text:p>152.171.176.2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52173125216" table:style-name="ce3">
            <text:p>152.173.125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59203126182" table:style-name="ce3">
            <text:p>159.203.126.18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62250169172" table:style-name="ce3">
            <text:p>162.250.169.17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67114210108" table:style-name="ce3">
            <text:p>167.114.210.10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67114230210" table:style-name="ce3">
            <text:p>167.114.230.2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1124217119" table:style-name="ce3">
            <text:p>171.124.217.1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2245254146" table:style-name="ce3">
            <text:p>172.245.254.146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3208200154" table:style-name="ce3">
            <text:p>173.208.200.15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75107201115" table:style-name="ce3">
            <text:p>175.107.201.11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75126189194" table:style-name="ce3">
            <text:p>175.126.189.19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75144217117" table:style-name="ce3">
            <text:p>175.144.217.1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5167180192" table:style-name="ce3">
            <text:p>175.167.180.19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5194123124" table:style-name="ce3">
            <text:p>175.194.123.1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5195142105" table:style-name="ce3">
            <text:p>175.195.142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5195142220" table:style-name="ce3">
            <text:p>175.195.142.2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5196144199" table:style-name="ce3">
            <text:p>175.196.144.1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5199169206" table:style-name="ce3">
            <text:p>175.199.169.2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6101221202" table:style-name="ce3">
            <text:p>176.101.221.20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76116254246" table:style-name="ce3">
            <text:p>176.116.254.2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6116254251" table:style-name="ce3">
            <text:p>176.116.254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6124141233" table:style-name="ce3">
            <text:p>176.124.141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6124226182" table:style-name="ce3">
            <text:p>176.124.226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7105226251" table:style-name="ce3">
            <text:p>177.105.226.25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77124152200" table:style-name="ce3">
            <text:p>177.124.152.2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7183156126" table:style-name="ce3">
            <text:p>177.183.156.1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8162217142" table:style-name="ce3">
            <text:p>178.162.217.14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78215199131" table:style-name="ce3">
            <text:p>178.215.199.13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78219126223" table:style-name="ce3">
            <text:p>178.219.126.2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8237178235" table:style-name="ce3">
            <text:p>178.237.178.23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78253197174" table:style-name="ce3">
            <text:p>178.253.197.17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78254211122" table:style-name="ce3">
            <text:p>178.254.211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9164170171" table:style-name="ce3">
            <text:p>179.164.170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9176227202" table:style-name="ce3">
            <text:p>179.176.227.2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9177186248" table:style-name="ce3">
            <text:p>179.177.186.2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9181131122" table:style-name="ce3">
            <text:p>179.181.131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9185213162" table:style-name="ce3">
            <text:p>179.185.213.1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9218224122" table:style-name="ce3">
            <text:p>179.218.224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9219176147" table:style-name="ce3">
            <text:p>179.219.176.14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0121220179" table:style-name="ce3">
            <text:p>180.121.220.1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0136216113" table:style-name="ce3">
            <text:p>180.136.216.1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0221113164" table:style-name="ce3">
            <text:p>180.221.113.1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1162104245" table:style-name="ce3">
            <text:p>181.162.104.2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1208109140" table:style-name="ce3">
            <text:p>181.208.109.14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1210149204" table:style-name="ce3">
            <text:p>181.210.149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1221133169" table:style-name="ce3">
            <text:p>181.221.133.1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1228150105" table:style-name="ce3">
            <text:p>181.228.150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3100115250" table:style-name="ce3">
            <text:p>183.100.115.2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3102210184" table:style-name="ce3">
            <text:p>183.102.210.1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3105106229" table:style-name="ce3">
            <text:p>183.105.106.2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3108168131" table:style-name="ce3">
            <text:p>183.108.168.1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3179255134" table:style-name="ce3">
            <text:p>183.179.255.1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3207100235" table:style-name="ce3">
            <text:p>183.207.100.2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4105139100" table:style-name="ce3">
            <text:p>184.105.139.10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01" table:style-name="ce3">
            <text:p>184.105.139.10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02" table:style-name="ce3">
            <text:p>184.105.139.10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03" table:style-name="ce3">
            <text:p>184.105.139.10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04" table:style-name="ce3">
            <text:p>184.105.139.10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05" table:style-name="ce3">
            <text:p>184.105.139.10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06" table:style-name="ce3">
            <text:p>184.105.139.10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07" table:style-name="ce3">
            <text:p>184.105.139.10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08" table:style-name="ce3">
            <text:p>184.105.139.10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09" table:style-name="ce3">
            <text:p>184.105.139.10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0" table:style-name="ce3">
            <text:p>184.105.139.11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1" table:style-name="ce3">
            <text:p>184.105.139.11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2" table:style-name="ce3">
            <text:p>184.105.139.11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3" table:style-name="ce3">
            <text:p>184.105.139.1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4" table:style-name="ce3">
            <text:p>184.105.139.11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5" table:style-name="ce3">
            <text:p>184.105.139.11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6" table:style-name="ce3">
            <text:p>184.105.139.11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7" table:style-name="ce3">
            <text:p>184.105.139.11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8" table:style-name="ce3">
            <text:p>184.105.139.11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19" table:style-name="ce3">
            <text:p>184.105.139.11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20" table:style-name="ce3">
            <text:p>184.105.139.12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21" table:style-name="ce3">
            <text:p>184.105.139.1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22" table:style-name="ce3">
            <text:p>184.105.139.12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23" table:style-name="ce3">
            <text:p>184.105.139.12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24" table:style-name="ce3">
            <text:p>184.105.139.12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25" table:style-name="ce3">
            <text:p>184.105.139.12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139126" table:style-name="ce3">
            <text:p>184.105.139.12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247194" table:style-name="ce3">
            <text:p>184.105.247.19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247195" table:style-name="ce3">
            <text:p>184.105.247.19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247196" table:style-name="ce3">
            <text:p>184.105.247.19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4105247252" table:style-name="ce3">
            <text:p>184.105.247.25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5100138121" table:style-name="ce3">
            <text:p>185.100.138.1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5135226158" table:style-name="ce3">
            <text:p>185.135.226.1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5197182214" table:style-name="ce3">
            <text:p>185.197.182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5204198174" table:style-name="ce3">
            <text:p>185.204.198.174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5222209108" table:style-name="ce3">
            <text:p>185.222.209.10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5222209151" table:style-name="ce3">
            <text:p>185.222.209.15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5224102113" table:style-name="ce3">
            <text:p>185.224.102.1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5234217102" table:style-name="ce3">
            <text:p>185.234.217.10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6133255237" table:style-name="ce3">
            <text:p>186.133.255.2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6179142130" table:style-name="ce3">
            <text:p>186.179.142.13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86210144114" table:style-name="ce3">
            <text:p>186.210.144.1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7105194129" table:style-name="ce3">
            <text:p>187.105.194.1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7110227185" table:style-name="ce3">
            <text:p>187.110.227.1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7167252125" table:style-name="ce3">
            <text:p>187.167.252.1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7217163227" table:style-name="ce3">
            <text:p>187.217.163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8114128174" table:style-name="ce3">
            <text:p>188.114.128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8165138181" table:style-name="ce3">
            <text:p>188.165.138.1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8254247162" table:style-name="ce3">
            <text:p>188.254.247.1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9103101148" table:style-name="ce3">
            <text:p>189.103.101.1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9111255247" table:style-name="ce3">
            <text:p>189.111.255.2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9152129179" table:style-name="ce3">
            <text:p>189.152.129.1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9152191162" table:style-name="ce3">
            <text:p>189.152.191.1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9160196114" table:style-name="ce3">
            <text:p>189.160.196.1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89165238100" table:style-name="ce3">
            <text:p>189.165.238.1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0112111233" table:style-name="ce3">
            <text:p>190.112.111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0145201162" table:style-name="ce3">
            <text:p>190.145.201.1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0198128145" table:style-name="ce3">
            <text:p>190.198.128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0206152108" table:style-name="ce3">
            <text:p>190.206.152.10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0226247101" table:style-name="ce3">
            <text:p>190.226.247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1103251129" table:style-name="ce3">
            <text:p>191.103.251.1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3169252247" table:style-name="ce3">
            <text:p>193.169.252.24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93248135127" table:style-name="ce3">
            <text:p>193.248.135.1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3248227243" table:style-name="ce3">
            <text:p>193.248.227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4247173123" table:style-name="ce3">
            <text:p>194.247.173.12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95201224149" table:style-name="ce3">
            <text:p>195.201.224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96245174121" table:style-name="ce3">
            <text:p>196.245.174.1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97159128171" table:style-name="ce3">
            <text:p>197.159.128.17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197161135203" table:style-name="ce3">
            <text:p>197.161.135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0120107125" table:style-name="ce3">
            <text:p>200.120.107.1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0153249225" table:style-name="ce3">
            <text:p>200.153.249.2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0229152223" table:style-name="ce3">
            <text:p>200.229.152.2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1211163217" table:style-name="ce3">
            <text:p>201.211.163.2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1231114125" table:style-name="ce3">
            <text:p>201.231.114.1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1242162244" table:style-name="ce3">
            <text:p>201.242.162.2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1249103210" table:style-name="ce3">
            <text:p>201.249.103.2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2104118177" table:style-name="ce3">
            <text:p>202.104.118.17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02107119242" table:style-name="ce3">
            <text:p>202.107.119.2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2109178150" table:style-name="ce3">
            <text:p>202.109.178.1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2110210205" table:style-name="ce3">
            <text:p>202.110.210.2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2166220112" table:style-name="ce3">
            <text:p>202.166.220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2178123198" table:style-name="ce3">
            <text:p>202.178.123.1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05240205249" table:style-name="ce3">
            <text:p>205.240.205.2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0100142172" table:style-name="ce3">
            <text:p>210.100.142.17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143198104" table:style-name="ce3">
            <text:p>211.143.198.1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143198118" table:style-name="ce3">
            <text:p>211.143.198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143198183" table:style-name="ce3">
            <text:p>211.143.198.18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143198189" table:style-name="ce3">
            <text:p>211.143.198.18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143198191" table:style-name="ce3">
            <text:p>211.143.198.19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143198203" table:style-name="ce3">
            <text:p>211.143.198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143198205" table:style-name="ce3">
            <text:p>211.143.198.2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143198214" table:style-name="ce3">
            <text:p>211.143.198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228159201" table:style-name="ce3">
            <text:p>211.228.159.2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229236230" table:style-name="ce3">
            <text:p>211.229.236.2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230155174" table:style-name="ce3">
            <text:p>211.230.155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1236153204" table:style-name="ce3">
            <text:p>211.236.153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2120197220" table:style-name="ce3">
            <text:p>212.120.197.2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2143154142" table:style-name="ce3">
            <text:p>212.143.154.1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3222237131" table:style-name="ce3">
            <text:p>213.222.237.1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3222251168" table:style-name="ce3">
            <text:p>213.222.251.1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6218206100" table:style-name="ce3">
            <text:p>216.218.206.10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01" table:style-name="ce3">
            <text:p>216.218.206.10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02" table:style-name="ce3">
            <text:p>216.218.206.10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03" table:style-name="ce3">
            <text:p>216.218.206.10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04" table:style-name="ce3">
            <text:p>216.218.206.10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05" table:style-name="ce3">
            <text:p>216.218.206.10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06" table:style-name="ce3">
            <text:p>216.218.206.10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07" table:style-name="ce3">
            <text:p>216.218.206.10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08" table:style-name="ce3">
            <text:p>216.218.206.10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09" table:style-name="ce3">
            <text:p>216.218.206.10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0" table:style-name="ce3">
            <text:p>216.218.206.11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1" table:style-name="ce3">
            <text:p>216.218.206.11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2" table:style-name="ce3">
            <text:p>216.218.206.11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3" table:style-name="ce3">
            <text:p>216.218.206.1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4" table:style-name="ce3">
            <text:p>216.218.206.11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5" table:style-name="ce3">
            <text:p>216.218.206.11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6" table:style-name="ce3">
            <text:p>216.218.206.11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7" table:style-name="ce3">
            <text:p>216.218.206.11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8" table:style-name="ce3">
            <text:p>216.218.206.11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19" table:style-name="ce3">
            <text:p>216.218.206.11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20" table:style-name="ce3">
            <text:p>216.218.206.12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21" table:style-name="ce3">
            <text:p>216.218.206.1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22" table:style-name="ce3">
            <text:p>216.218.206.12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23" table:style-name="ce3">
            <text:p>216.218.206.12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24" table:style-name="ce3">
            <text:p>216.218.206.12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25" table:style-name="ce3">
            <text:p>216.218.206.12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6218206126" table:style-name="ce3">
            <text:p>216.218.206.12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17117137184" table:style-name="ce3">
            <text:p>217.117.137.1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7215246193" table:style-name="ce3">
            <text:p>217.215.246.1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8103112197" table:style-name="ce3">
            <text:p>218.103.112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8204132211" table:style-name="ce3">
            <text:p>218.204.132.2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8212189118" table:style-name="ce3">
            <text:p>218.212.189.118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18238147131" table:style-name="ce3">
            <text:p>218.238.147.1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0194229141" table:style-name="ce3">
            <text:p>220.194.229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0246211225" table:style-name="ce3">
            <text:p>220.246.211.2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1125166215" table:style-name="ce3">
            <text:p>221.125.166.2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1144240109" table:style-name="ce3">
            <text:p>221.144.240.1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1227107126" table:style-name="ce3">
            <text:p>221.227.107.1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1227154195" table:style-name="ce3">
            <text:p>221.227.154.1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1229206242" table:style-name="ce3">
            <text:p>221.229.206.2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1235130196" table:style-name="ce3">
            <text:p>221.235.130.1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2102106107" table:style-name="ce3">
            <text:p>222.102.106.1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2120165223" table:style-name="ce3">
            <text:p>222.120.165.2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2175120130" table:style-name="ce3">
            <text:p>222.175.120.13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222235101210" table:style-name="ce3">
            <text:p>222.235.101.2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23197164231" table:style-name="ce3">
            <text:p>223.197.164.2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.143.155.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.162.23.1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.199.231.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.26.210.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.48.232.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.48.71.2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.49.5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.53.2.2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.64.139.1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.12.23.8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.12.4.1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.14.31.1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1.23.206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1.23.97.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1.83.218.1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1.85.83.2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1.87.55.1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1.99.47.2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2.251.108.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107.77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15.83.36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193.116.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210.39.1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219.2.1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226.3.1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24.12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42.212.9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3.68.40.189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69.35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69.45.2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69.45.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78.12.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78.182.1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83.173.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83.173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83.173.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83.173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84.241.1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90.204.1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94.192.1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3.96.14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4.131.28.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4.160.53.1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4.200.16.1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4.46.39.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6.108.100.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6.12.12.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6.120.13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6.2.162.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6.32.178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6.58.202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6.59.11.1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6.75.50.3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6.75.85.10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6.8.209.95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7.150.59.9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7.170.195.1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7.170.229.7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7.170.232.5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7.170.237.8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7.170.246.8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7.170.254.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8.34.158.1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8.35.143.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8.35.3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103.41.1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125.243.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13.47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160.50.1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160.50.1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160.72.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173.94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201.197.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223.211.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223.88.1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241.171.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248.45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248.9.10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9.248.9.10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9.248.9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50.195.2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50.251.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73.180.18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09.75.249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87.46.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9.94.241.2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0.166.36.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0.167.92.9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0.244.210.1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0.45.144.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0.45.145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1.124.238.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1.173.77.1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1.183.219.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1.19.140.9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1.224.248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1.230.57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1.231.90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16.77.2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18.217.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64.13.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65.11.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66.64.2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68.183.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68.183.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69.179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92.130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92.8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94.242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197.248.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206.122.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229.40.1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229.64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244.45.1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65.170.18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2.67.37.1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81.232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84.228.2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85.42.1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85.42.2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2.85.42.2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106.10.1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109.25.1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13.17.13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3.15.67.1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161.34.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173.8.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173.95.11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3.184.10.1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184.26.2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206.142.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229.187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244.96.2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253.16.2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28.59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61.14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61.7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65.145.18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90.93.1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94.17.1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98.105.2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3.98.105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107.175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129.126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139.123.9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216.96.1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221.38.1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238.18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238.243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33.147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35.181.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69.233.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85.49.1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4.86.83.14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4.91.144.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127.13.18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5.208.58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215.6.1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217.46.1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22.215.1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22.220.1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22.224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231.101.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236.9.2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254.7.1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31.108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41.28.2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41.28.2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45.68.1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48.165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52.188.8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55.134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59.144.1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61.235.1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61.40.2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5.84.92.14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5.84.99.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102.13.1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106.92.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111.51.2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117.26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193.174.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237.82.1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248.161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26.7.2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72.122.1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72.231.1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72.44.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74.70.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6.87.46.2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15.92.3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7.158.21.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199.55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200.144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204.237.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221.133.8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5.175.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50.7.1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56.252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63.127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64.131.1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66.220.2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86.107.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89.131.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89.132.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7.91.173.2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122.184.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122.38.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123.88.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126.65.17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8.182.119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24.153.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25.55.7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18.45.44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45.98.1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46.10.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79.157.2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88.71.2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8.89.230.1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0.243.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1.80.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114.64.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115.65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15.81.1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164.40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179.161.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191.48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192.113.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193.183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200.141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202.16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207.33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246.22.2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52.185.2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9.6.28.1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.152.52.2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.69.52.2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0.126.68.1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0.154.37.2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0.195.68.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0.5.25.2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0.63.21.2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2.164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30.248.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37.219.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48.136.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68.244.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68.244.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68.244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68.244.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73.38.1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78.140.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80.76.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186.145.8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23.176.9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232.75.1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1.30.12.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36.44.1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36.44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36.44.2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36.44.2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36.44.2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36.44.2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36.44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36.44.2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65.79.1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176.121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230.49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238.81.1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2.245.9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10.25.1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11.8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11.88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116.73.2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12.19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130.6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144.120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213.70.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235.25.1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4.54.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3.8.176.2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4.114.56.1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4.121.13.1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4.123.43.1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4.238.62.7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24.8.92.1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4.92.255.2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4.92.255.2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5.106.115.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5.106.99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5.110.237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5.136.186.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5.208.9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5.41.6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5.46.156.19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25.64.94.20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25.94.178.1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5.99.24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6.68.177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6.68.177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7.0.0.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8.0.0.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8.134.84.2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8.199.59.1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8.92.144.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29.213.16.14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.124.67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3.229.116.8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30.204.80.1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34.19.187.7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4.19.187.7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1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2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3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3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3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3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3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3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226.113.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37.59.133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38.122.33.1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38.75.9.2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39.162.75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39.189.202.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39.206.15.1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39.59.88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.134.19.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4.189.20.2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.204.104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.37.64.2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.51.20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.52.220.1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.63.55.1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0.143.227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2.217.200.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2.44.143.3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43.179.83.13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44.22.97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5.239.136.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6.0.77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9.156.155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9.156.155.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9.56.192.1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9.56.45.1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49.56.66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1.237.14.1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1.27.99.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1.72.16.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1.74.47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1.77.95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3.34.51.2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4.48.167.1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4.73.211.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5.133.20.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5.133.4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7.55.39.1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57.55.39.221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7.97.89.2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8.69.254.103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9.203.101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9.65.130.1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9.65.159.2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9.65.181.1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9.65.22.1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59.89.90.23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2.208.119.4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2.216.208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2.243.137.8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2.252.200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3.142.40.15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3.172.46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3.177.96.1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4.132.205.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4.132.91.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4.52.24.1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4.52.6.15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6.62.118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6.84.6.7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7.114.44.38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7.57.30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7.57.79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7.57.96.1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7.61.15.1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7.61.17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7.99.156.1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7.99.168.19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8.1.128.35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8.197.154.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8.197.24.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8.232.88.1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9.0.248.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69.53.184.2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69.56.78.2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0.130.142.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70.238.44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0.84.217.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1.110.98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1.237.26.137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1.254.78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2.104.129.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2.245.119.95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2.5.0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3.215.45.1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3.94.83.11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74.125.148.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4.61.27.1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138.75.1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155.173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182.225.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194.48.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195.35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201.64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207.12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210.26.17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4.16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4.42.2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5.9.45.1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106.11.18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108.33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109.133.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111.16.1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111.16.1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114.47.1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135.182.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212.44.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35.178.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53.83.9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6.67.54.6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76.99.96.1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104.78.1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105.160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132.89.2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142.62.1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155.252.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157.199.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158.48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159.240.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16.34.2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205.179.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229.82.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32.178.2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35.196.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38.190.2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40.90.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48.93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64.35.2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72.116.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86.116.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91.153.1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7.99.52.14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78.153.26.1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154.171.7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78.159.225.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183.126.7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210.44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221.35.1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254.197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32.58.1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32.58.1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33.117.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33.36.1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37.226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2.178.1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2.34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104.1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112.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113.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119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12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15.1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15.2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15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152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210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211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214.1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215.2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28.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28.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3.1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3.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33.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44.1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56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65.9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66.1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67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67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75.1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77.19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78.1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92.2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97.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6.99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08.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15.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17.2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21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23.1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27.1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6.2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6.2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60.1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61.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68.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69.1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7.2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76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77.2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79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82.2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182.2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09.1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11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12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13.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15.2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32.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32.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36.2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38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39.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4.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26.2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31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47.98.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54.47.1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61.230.1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63.26.114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75.233.1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8.78.87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9.110.80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9.145.42.2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9.176.8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9.210.18.2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9.219.90.1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9.26.62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9.62.151.2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9.62.3.2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79.97.249.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106.242.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110.221.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110.67.2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115.166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158.14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179.128.9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218.80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76.15.10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76.15.135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76.15.15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0.76.15.1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0.76.15.22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76.15.23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76.15.2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0.76.15.26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76.15.31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0.97.106.16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0.97.106.3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1.1.117.2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1.16.54.1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1.165.232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1.189.134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1.230.60.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1.29.76.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1.48.243.94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1.49.135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2.119.215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2.127.63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2.133.51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2.150.168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2.150.2.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2.150.36.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2.38.113.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2.61.24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2.87.145.1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109.42.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131.83.11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3.149.15.1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198.12.24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3.198.234.59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236.3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4.30.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48.125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81.98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87.53.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96.245.1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97.96.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3.99.150.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6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6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6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7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8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05.139.9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4.154.189.9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5.10.80.1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146.146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164.41.1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164.50.2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210.39.1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22.153.17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5.222.211.2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5.244.25.1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35.63.22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5.35.63.4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5.35.63.5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5.54.155.1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56.244.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62.190.19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5.71.56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8.49.2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9.209.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5.99.212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1.183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101.208.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115.118.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118.3.18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128.41.2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209.206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232.93.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235.39.175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50.93.23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6.52.234.146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59.53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64.201.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71.241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90.51.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6.94.216.1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106.131.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113.63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123.72.1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171.146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188.148.9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195.62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201.47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35.226.1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37.71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38.128.1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38.64.1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44.168.17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87.57.71.196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6.249.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65.219.1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65.239.2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7.0.1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87.25.2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7.95.115.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14.72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27.167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37.49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1.1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13.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144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147.1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149.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18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2.2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26.2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3.1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31.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37.2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41.2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45.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51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.53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65.26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169.18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170.17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171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173.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18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182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183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190.1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191.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50.2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7.56.1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33.2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37.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41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43.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47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51.1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51.1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60.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60.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63.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64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80.1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83.2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84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86.1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87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92.1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97.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199.1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205.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206.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245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247.1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.250.2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87.54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36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37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37.1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38.2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41.1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42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5.1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62.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70.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72.19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73.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74.1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76.8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78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79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80.1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81.1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95.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199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203.1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212.1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219.2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234.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239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48.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58.9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19.61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214.235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254.208.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26.237.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27.125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8.65.42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109.132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139.204.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165.221.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174.37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175.172.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224.102.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27.94.1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29.149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41.239.1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45.234.1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46.199.1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60.81.1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89.63.3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03.83.2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03.83.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05.16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05.80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06.34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2.22.202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49.251.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8.71.1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91.85.2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93.43.2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196.97.1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219.26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229.135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245.167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29.29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34.195.22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0.55.116.1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64.64.1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72.97.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73.133.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78.205.1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78.217.2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0.83.219.3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0.94.138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120.75.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13.79.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180.64.1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189.62.2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190.40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205.208.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32.172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34.169.1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5.180.1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1.54.102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16.111.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0.1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0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.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.2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.2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00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00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00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00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00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2.168.193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3.164.113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3.238.50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3.251.15.2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3.251.73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3.252.49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3.93.95.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4.118.245.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4.208.61.1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4.208.62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4.208.74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4.30.13.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4.44.168.1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4.44.72.2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4.63.141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5.138.84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5.158.227.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5.189.16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5.22.126.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5.22.127.2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5.29.229.2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5.43.95.1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5.88.138.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6.203.217.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6.210.56.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6.215.25.1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6.247.16.23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6.247.18.17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6.41.236.2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6.52.43.10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6.52.43.1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6.52.43.12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6.52.43.6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6.52.43.9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6.52.43.9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6.52.43.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6.65.226.13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7.14.23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7.245.17.2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7.246.36.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7.46.86.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7.87.170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7.89.127.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7.89.204.1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7.89.93.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8.20.69.9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8.20.70.11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8.204.244.9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198.27.124.2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99.119.137.23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.142.250.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.193.40.1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.239.84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.29.203.1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.90.236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.96.10.2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.96.15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0.158.182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0.35.36.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0.54.63.2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0.84.28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137.164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159.190.1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01.207.199.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208.105.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21.193.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213.213.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22.50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243.34.1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243.35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243.55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51.64.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52.99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53.26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1.93.9.1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103.51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105.142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105.142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105.142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123.139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159.157.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40.185.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71.13.1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74.236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96.89.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2.97.152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3.192.211.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3.198.122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3.198.96.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3.212.96.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3.217.56.2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3.222.2.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3.74.127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3.98.154.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3.98.154.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6.81.16.2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7.148.127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7.244.157.1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07.46.13.12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07.46.13.131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7.46.13.140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7.46.13.20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08.100.26.22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08.68.56.2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9.126.136.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09.126.136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9.126.136.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09.159.247.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9.50.52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09.87.252.16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0.100.250.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0.113.20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0.12.183.16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0.126.104.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0.179.39.1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0.219.132.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0.61.193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0.7.13.7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1.103.24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141.12.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143.198.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147.216.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193.91.1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222.181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223.138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224.34.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226.1.1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226.214.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235.59.2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34.171.1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1.57.191.2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126.110.9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2.129.17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21.158.8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216.160.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220.204.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27.48.1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2.29.220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36.199.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43.60.1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43.61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43.62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43.62.19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2.46.246.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73.46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2.75.109.10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2.83.146.23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3.149.105.2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3.159.42.1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3.168.184.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3.200.177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3.214.76.1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3.214.78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3.214.79.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3.33.203.1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3.59.152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3.91.201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6.177.190.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6.218.186.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6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6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7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8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18.206.9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6.244.66.24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7.113.24.2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7.13.218.9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7.174.61.1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17.21.145.1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7.21.145.1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7.27.219.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7.52.40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7.60.109.1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7.99.84.2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108.24.1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144.193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149.14.1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157.2.1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25.111.1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43.127.53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62.88.1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62.88.1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94.66.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8.98.26.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9.143.92.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9.148.5.2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9.156.23.1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9.76.188.1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9.76.242.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9.84.57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19.91.169.2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121.46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127.8.1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170.202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187.78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191.226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246.92.2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248.198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71.132.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73.24.1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75.241.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20.76.97.1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77.29.1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80.110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85.166.2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0.94.87.2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1.10.67.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1.147.90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1.158.102.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1.191.16.17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21.199.16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1.217.53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1.218.60.1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1.237.94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1.238.182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1.7.237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01.232.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04.50.1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14.198.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31.2.17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22.133.177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38.86.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39.31.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63.18.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64.199.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64.44.2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66.56.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69.9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69.9.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174.31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87.115.1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92.71.2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93.117.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93.136.2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93.186.1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2.96.215.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3.112.2.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3.16.122.1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3.17.37.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3.197.136.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3.197.136.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3.22.253.2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3.240.220.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23.30.138.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3.105.125.58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3.17.41.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3.24.106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3.92.118.165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4.103.92.1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11.39.1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13.25.2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15.89.2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151.128.3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7.152.201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158.40.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2.6.2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203.85.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210.189.6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27.216.16.2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3.37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3.87.2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3.97.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30.139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79.150.1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9.67.1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9.69.1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27.9.77.20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0.226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1.188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1.218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29.69.1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101.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119.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123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137.7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138.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144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147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161.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71.1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74.1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91.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2.95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01.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02.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21.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30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38.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40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41.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44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50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52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159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203.8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34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42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51.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59.1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66.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69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77.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84.1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84.2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84.2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89.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92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92.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93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95.2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96.2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63.99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173.249.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206.118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210.218.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46.113.1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1.61.127.1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4.216.44.19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5.171.18.1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5.185.22.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5.232.15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226.18.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39.206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66.137.165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6.82.125.2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105.213.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109.56.1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142.254.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152.24.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210.54.1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34.247.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34.253.1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49.231.38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59.46.2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0.1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0.2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0.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1.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2.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4.1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5.1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8.1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8.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8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09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10.1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11.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12.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14.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15.2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20.18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26.2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27.1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48.10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49.2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50.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54.2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63.1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84.1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191.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32.9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33.2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33.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36.1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36.2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39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39.1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40.1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41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42.2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43.1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43.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47.1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47.1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50.16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52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54.1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54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58.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62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75.1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97.2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97.2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79.98.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7.9.113.16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37.98.170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8.117.112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8.84.132.2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8.93.145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9.64.76.2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9.67.90.1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9.70.80.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9.71.181.2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9.76.222.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39.85.76.1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0.77.167.7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0.77.167.8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1.169.24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1.205.17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1.243.7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1.75.93.15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1.77.13.18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2.112.49.2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114.46.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116.235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176.131.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200.128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227.128.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229.201.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232.110.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237.94.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239.132.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3.57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2.7.26.1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2.86.32.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26.66.4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3.242.39.2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43.62.1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51.96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51.96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51.96.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51.99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51.99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51.99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51.99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51.99.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3.251.99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5.115.172.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5.79.139.1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1.115.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10.225.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101.196.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148.19.5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6.161.55.10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6.161.55.10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6.161.9.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17.42.16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6.17.42.18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6.17.47.10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6.17.47.25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6.172.4.5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6.177.82.2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178.237.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214.214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217.81.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233.28.1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237.68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237.74.1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237.74.2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237.78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29.160.1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6.29.78.1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33.102.154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43.77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50.174.1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6.77.69.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7.20.250.2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7.58.185.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7.96.234.20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49.231.145.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49.86.60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01.40.9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01.40.9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40.128.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139.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140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141.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16.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21.1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245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30.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32.1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34.2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34.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36.2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39.1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39.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0.4.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0.1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12.1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17.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2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65.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69.2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71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76.1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77.1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94.2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41.95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72.14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88.10.1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88.86.16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6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6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6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6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7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7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9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9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9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9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19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20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20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20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20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21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6.21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7.4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7.5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7.5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7.5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7.5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8.87.5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9.169.9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89.190.6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190.63.2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96.76.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196.77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2.165.2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201.130.9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202.87.2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234.100.39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28.134.1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43.126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50.142.10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50.149.1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79.110.20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79.69.14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8.10.20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9.107.21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9.108.254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9.156.2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.9.61.101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9.71.213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.9.77.10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0.244.25.9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0.41.199.1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0.62.134.1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1.15.135.1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1.15.226.18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1.15.226.20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1.15.235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1.15.241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1.15.252.1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1.15.252.2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1.15.9.15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1.255.20.1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1.38.12.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1.38.12.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4.144.20.17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4.153.64.24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4.193.47.3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4.194.133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4.255.148.4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4.36.148.45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4.36.150.94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4.86.136.1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152.78.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16.29.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208.31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210.217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214.196.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218.4.1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22.29.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232.17.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39.101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57.77.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64.7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64.7.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8.4.1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8.8.49.2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1.203.2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11.224.1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110.214.5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59.12.109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12.114.1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12.114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12.114.2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12.114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12.114.2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24.9.1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25.145.1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3.94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35.223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37.169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60.71.2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8.155.2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59.93.13.2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0.165.133.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0.179.68.2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0.179.69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0.184.204.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0.191.38.7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60.191.38.7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60.20.222.1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0.54.37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102.66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133.116.29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139.77.17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61.153.146.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178.176.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186.97.1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2.116.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58.104.10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60.207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63.253.18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1.84.23.3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62.122.245.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122.58.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138.2.243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172.164.9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194.163.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250.75.1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65.182.1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74.151.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78.40.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90.164.1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2.98.32.6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5.74.87.1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7.190.120.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7.2.63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7.43.113.1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9.112.164.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69.30.234.2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0.107.132.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0.49.203.11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1.105.191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1.47.5.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1.6.135.13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1.6.158.16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1.6.202.20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2.4.111.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2.72.209.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2.87.95.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3.27.249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4.82.47.1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1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1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1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1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1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1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1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1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2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3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4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5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6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6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6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6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7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2.47.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4.85.21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5.144.53.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5.190.90.1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121.97.1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150.246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225.5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226.249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240.161.34</text:p>
          </table:table-cell>
          <table:table-cell office:value-type="string" table:style-name="ce2">
            <text:p>#added</text:p>
          </table:table-cell>
          <table:table-cell office:value-type="date" office:date-value="2018-06-28T00:00:00" table:style-name="ce4">
            <text:p>28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245.105.7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38.127.1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40.156.1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48.176.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48.91.17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77.253.1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77.254.25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79.190.2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7.81.65.25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8.108.253.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128.48.18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129.130.4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8.136.76.8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15.9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171.191.9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182.4.1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23.206.1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29.126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31.140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96.254.6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8.97.37.23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79.121.108.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181.28.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181.60.2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19.58.6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193.70.1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32.67.1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33.240.2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40.242.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51.104.18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54.23.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79.55.2.1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11.0.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11.147.2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11.237.1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13.214.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14.3.2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145.1.20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164.73.2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229.74.2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237.22.1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51.58.1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0.78.70.3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0.82.70.11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0.91.113.1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142.54.8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158.26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168.113.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17.93.20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1.170.16.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214.63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229.49.20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1.248.13.8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248.48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250.148.8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30.221.2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30.3.212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1.50.202.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114.90.1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116.38.1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118.249.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118.254.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200.65.2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202.200.5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2.226.20.1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255.58.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50.118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52.141.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57.31.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59.149.12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2.78.203.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144.69.2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204.200.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23.104.2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240.60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26.152.19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26.53.2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27.35.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28.120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31.185.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33.3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4.136.2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69.183.1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3.9.11.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143.104.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224.223.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241.54.14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247.147.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50.50.2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52.117.1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52.99.13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57.21.19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87.149.19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4.9.41.2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105.76.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136.130.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14.35.20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140.57.1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140.64.2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15.188.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210.208.4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248.36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29.67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64.148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70.179.1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5.9.30.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6.105.48.16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6.105.89.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6.239.40.19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6.59.210.1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7.101.176.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7.21.77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7.229.0.25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7.252.32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7.27.233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8.147.16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8.168.46.16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8.250.255.3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8.28.214.14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8.28.244.2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8.28.60.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8.87.12.1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8.99.133.155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9.122.88.2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155.198.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190.93.1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201.7.13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23.202.228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9.248.168.14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89.25.166.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25.217.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31.46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34.237.10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34.237.1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34.91.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45.97.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78.187.5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82.54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89.97.65.2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07.12.18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0.172.1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0.240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81.1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81.8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82.8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84.1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84.2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85.2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85.5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86.2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93.16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151.95.7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2.203.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31.118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31.208.20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36.72.22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37.32.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38.134.17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39.60.21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84.225.1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0.91.175.14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1.121.14.96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1.139.238.5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144.187.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150.163.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21.211.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214.1.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218.85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234.65.6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235.51.1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245.29.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245.97.15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92.144.14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1.92.81.2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1.92.82.1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10.70.2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156.59.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156.66.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17.14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176.29.24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27.196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27.224.1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39.53.2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60.31.13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83.0.8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2.83.227.1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14.75.2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23.4.9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55.148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55.169.5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72.58.1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80.107.8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80.110.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80.116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80.117.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80.118.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183.162.6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24.235.10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3.57.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3.32.125.1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102.49.19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4.138.97.1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138.97.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177.86.3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1.16.11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4.215.94.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3.91.8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40.14.8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40.21.12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40.21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40.30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40.4.21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40.54.20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40.56.7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26.87.14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37.3.6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40.89.5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14.2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21.3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46.14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47.17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50.2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52.16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53.12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54.6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55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57.17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157.21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230.23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0.233.19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1.113.2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1.120.7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1.124.1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51.148.24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72.102.8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4.75.249.3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4.98.205.24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130.9.44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140.192.1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144.73.23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158.33.11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168.38.18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211.163.39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5.211.187.77</text:p>
          </table:table-cell>
          <table:table-cell office:value-type="string" table:style-name="ce2">
            <text:p>#added</text:p>
          </table:table-cell>
          <table:table-cell office:value-type="date" office:date-value="2018-06-29T00:00:00" table:style-name="ce4">
            <text:p>29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213.130.9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5.215.62.2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5.216.147.9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5.226.175.59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240.15.22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253.15.11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34.243.72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5.71.96.166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76.164.171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78.171.5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80.245.23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80.245.23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84.186.63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5.9.116.97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6.30.237.131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96.51.117.8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6.91.38.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6.93.8.22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7.80.15.10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8.118.0.10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8.14.114.42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99.133.191.75</text:p>
          </table:table-cell>
          <table:table-cell office:value-type="string" table:style-name="ce2">
            <text:p>#added</text:p>
          </table:table-cell>
          <table:table-cell office:value-type="date" office:date-value="2018-06-30T00:00:00" table:style-name="ce4">
            <text:p>30-6-201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able:cell-range-source table:name="Verbinding11" table:last-column-spanned="1" table:last-row-spanned="17" xlink:href="C:\Users\stefan\Desktop\ap2log.txt"/>
            <text:p>177.203.18.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0.196.38.9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6.37.135.6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234151118" table:style-name="ce3">
            <text:p>5.234.151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6.133.2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07170225228" table:style-name="ce3">
            <text:p>107.170.225.2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1.239.232.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2.31.184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0.242.33.2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9.86.1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94.66.1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84194109" table:style-name="ce3">
            <text:p>31.184.194.10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38219109185" table:style-name="ce3">
            <text:p>138.219.109.18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255.231.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1109157231" table:style-name="ce3">
            <text:p>91.109.157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6190117139" table:style-name="ce3">
            <text:p>76.190.117.1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.68.121.5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9144180254" table:style-name="ce3">
            <text:p>89.144.180.2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3180115165" table:style-name="ce3">
            <text:p>93.180.115.1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1134209111" table:style-name="ce3">
            <text:p>61.134.209.1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34124" table:style-name="ce3">
            <text:p>31.163.134.1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1.124.238.7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4252129207" table:style-name="ce3">
            <text:p>24.252.129.20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0255187130" table:style-name="ce3">
            <text:p>80.255.187.1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42116" table:style-name="ce3">
            <text:p>31.162.142.1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34124" table:style-name="ce3">
            <text:p>31.163.134.1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9.75.249.2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0.61.193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1250147112" table:style-name="ce3">
            <text:p>81.250.147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8254247162" table:style-name="ce3">
            <text:p>188.254.247.16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1250147112" table:style-name="ce3">
            <text:p>81.250.147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14220109" table:style-name="ce3">
            <text:p>49.114.220.10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162142116" table:style-name="ce3">
            <text:p>31.162.142.1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4252129207" table:style-name="ce3">
            <text:p>24.252.129.20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163134124" table:style-name="ce3">
            <text:p>31.163.134.1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42116" table:style-name="ce3">
            <text:p>31.162.142.1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63105168" table:style-name="ce3">
            <text:p>49.163.105.1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9152129179" table:style-name="ce3">
            <text:p>189.152.129.1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1134209111" table:style-name="ce3">
            <text:p>61.134.209.1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4156167182" table:style-name="ce3">
            <text:p>94.156.167.1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16.111.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100.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7254167249" table:style-name="ce3">
            <text:p>87.254.167.2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7254189131" table:style-name="ce3">
            <text:p>87.254.189.1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3.238.50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6102228103" table:style-name="ce3">
            <text:p>36.102.228.1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9162238151" table:style-name="ce3">
            <text:p>79.162.238.1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5168235132" table:style-name="ce3">
            <text:p>95.168.235.1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5177208175" table:style-name="ce3">
            <text:p>95.177.208.17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1239249126" table:style-name="ce3">
            <text:p>91.239.249.1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6190117139" table:style-name="ce3">
            <text:p>76.190.117.1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9184" table:style-name="ce3">
            <text:p>31.163.189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4252129207" table:style-name="ce3">
            <text:p>24.252.129.20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2.181.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9163105168" table:style-name="ce3">
            <text:p>49.163.105.1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7187210243" table:style-name="ce3">
            <text:p>47.187.210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9144180254" table:style-name="ce3">
            <text:p>89.144.180.2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1134209111" table:style-name="ce3">
            <text:p>61.134.209.1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9.206.15.13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2109178150" table:style-name="ce3">
            <text:p>202.109.178.1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0206152108" table:style-name="ce3">
            <text:p>190.206.152.10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6229208197" table:style-name="ce3">
            <text:p>66.229.208.19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9.156.155.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65.42.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163189184" table:style-name="ce3">
            <text:p>31.163.189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6172211192" table:style-name="ce3">
            <text:p>46.172.211.1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44.168.1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5159104206" table:style-name="ce3">
            <text:p>85.159.104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7187210243" table:style-name="ce3">
            <text:p>47.187.210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1.237.14.15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189" table:style-name="ce3">
            <text:p>211.143.198.18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5177208175" table:style-name="ce3">
            <text:p>95.177.208.17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163189184" table:style-name="ce3">
            <text:p>31.163.189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1250147112" table:style-name="ce3">
            <text:p>81.250.147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1.74.47.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5159104206" table:style-name="ce3">
            <text:p>85.159.104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72176" table:style-name="ce3">
            <text:p>31.162.172.17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218160221" table:style-name="ce3">
            <text:p>58.218.160.2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.189.20.2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4190108106" table:style-name="ce3">
            <text:p>14.190.108.1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73.46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3180108141" table:style-name="ce3">
            <text:p>93.180.108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216.160.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3180108141" table:style-name="ce3">
            <text:p>93.180.108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9184" table:style-name="ce3">
            <text:p>31.163.189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7109129169" table:style-name="ce3">
            <text:p>27.109.129.16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2.181.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63105168" table:style-name="ce3">
            <text:p>49.163.105.1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35.59.2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6.177.190.6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1239249126" table:style-name="ce3">
            <text:p>91.239.249.1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63105168" table:style-name="ce3">
            <text:p>49.163.105.1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203" table:style-name="ce3">
            <text:p>211.143.198.2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9184" table:style-name="ce3">
            <text:p>31.163.189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44217102232" table:style-name="ce3">
            <text:p>144.217.102.2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11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152124192" table:style-name="ce3">
            <text:p>58.152.124.1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229.82.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67.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153.26.14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6190117139" table:style-name="ce3">
            <text:p>76.190.117.1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1.243.7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23151200141" table:style-name="ce3">
            <text:p>123.151.200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44.168.1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140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63.3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0.184.204.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1134209111" table:style-name="ce3">
            <text:p>61.134.209.1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77.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.79.36.2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33.177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130.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68211" table:style-name="ce3">
            <text:p>31.163.168.2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138.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193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.103.92.1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21189111218" table:style-name="ce3">
            <text:p>121.189.111.2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64.199.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3.238.50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3248135127" table:style-name="ce3">
            <text:p>193.248.135.1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6172211192" table:style-name="ce3">
            <text:p>46.172.211.1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78.205.14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35.59.2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9.87.46.5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163134124" table:style-name="ce3">
            <text:p>31.163.134.1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197.136.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01100161235" table:style-name="ce3">
            <text:p>101.100.161.23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7.237.17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9108158150" table:style-name="ce3">
            <text:p>39.108.158.1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66160" table:style-name="ce3">
            <text:p>31.163.166.1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29.149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98.154.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68211" table:style-name="ce3">
            <text:p>31.163.168.2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9184" table:style-name="ce3">
            <text:p>31.163.189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44217102232" table:style-name="ce3">
            <text:p>144.217.102.2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97.152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143.92.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5135226158" table:style-name="ce3">
            <text:p>185.135.226.15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245.167.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96.89.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9.50.52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105.142.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96.215.9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.17.41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0229152223" table:style-name="ce3">
            <text:p>200.229.152.2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21161111195" table:style-name="ce3">
            <text:p>121.161.111.19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3.138.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216.16.22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6.1.115.7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163134124" table:style-name="ce3">
            <text:p>31.163.134.1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5197182214" table:style-name="ce3">
            <text:p>185.197.182.2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2.181.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7167252125" table:style-name="ce3">
            <text:p>187.167.252.1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9.219.90.1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44.72.20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13105232252" table:style-name="ce3">
            <text:p>113.105.232.2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13.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140134140" table:style-name="ce3">
            <text:p>5.140.134.1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33.203.1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8108253140" table:style-name="ce3">
            <text:p>78.108.253.1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33.203.1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245.167.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5135226158" table:style-name="ce3">
            <text:p>185.135.226.15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3.99.150.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3105106229" table:style-name="ce3">
            <text:p>183.105.106.22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5194123124" table:style-name="ce3">
            <text:p>175.194.123.1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5195142220" table:style-name="ce3">
            <text:p>175.195.142.2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91.201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9133191210" table:style-name="ce3">
            <text:p>99.133.191.2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3197164231" table:style-name="ce3">
            <text:p>223.197.164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69.9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33.177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32.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218160219" table:style-name="ce3">
            <text:p>58.218.160.2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27.1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28.6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0194229141" table:style-name="ce3">
            <text:p>220.194.229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35.59.2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9100139153" table:style-name="ce3">
            <text:p>89.100.139.1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159.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54194205" table:style-name="ce3">
            <text:p>31.154.194.2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.109.56.16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2.133.51.2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6107104216" table:style-name="ce3">
            <text:p>46.107.104.2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1244150234" table:style-name="ce3">
            <text:p>61.244.150.23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0.158.14.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208.61.1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9107228239" table:style-name="ce3">
            <text:p>39.107.228.2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7.245.17.2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.90.236.2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32.58.13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.52.40.2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9162238207" table:style-name="ce3">
            <text:p>79.162.238.20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9.69.1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85.166.20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3.251.99.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212.44.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30.13.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2.150.168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208.74.1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0.179.39.1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.64.76.2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2118252144" table:style-name="ce3">
            <text:p>82.118.252.14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3.4.30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9141126215" table:style-name="ce3">
            <text:p>79.141.126.2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7167252125" table:style-name="ce3">
            <text:p>187.167.252.1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93.186.1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6124226182" table:style-name="ce3">
            <text:p>176.124.226.1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9.67.1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123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7183156126" table:style-name="ce3">
            <text:p>177.183.156.1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8254247162" table:style-name="ce3">
            <text:p>188.254.247.16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3.81.98.1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11122" table:style-name="ce3">
            <text:p>31.163.111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6124226182" table:style-name="ce3">
            <text:p>176.124.226.1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32.178.2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99.5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0150201239" table:style-name="ce3">
            <text:p>90.150.201.2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91.153.1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0150203235" table:style-name="ce3">
            <text:p>90.150.203.23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44217102232" table:style-name="ce3">
            <text:p>144.217.102.2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54.47.10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153.26.14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9133191210" table:style-name="ce3">
            <text:p>99.133.191.2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.43.126.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229.82.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68211" table:style-name="ce3">
            <text:p>31.163.168.2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1.15.252.17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214.1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99.96.1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9.24.9.1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218160219" table:style-name="ce3">
            <text:p>58.218.160.2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215.2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34.171.1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3.252.49.2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7199229154" table:style-name="ce3">
            <text:p>77.199.229.1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5224102113" table:style-name="ce3">
            <text:p>185.224.102.1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105.142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6.41.236.2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7157188251" table:style-name="ce3">
            <text:p>77.157.188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14220109" table:style-name="ce3">
            <text:p>49.114.220.10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8.210.217.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7187210243" table:style-name="ce3">
            <text:p>47.187.210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.17.41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1.173.77.14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84.2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9189150227" table:style-name="ce3">
            <text:p>89.189.150.2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71.13.1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7.89.93.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152.201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6172211192" table:style-name="ce3">
            <text:p>46.172.211.1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93.251.15.2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91.201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3.251.73.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254.208.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89.109.132.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5.4.16.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52.99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03.83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49.251.7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98.154.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97.152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1.20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91.201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210.218.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123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5118160180" table:style-name="ce3">
            <text:p>45.118.160.1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29.220.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65.9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5.232.15.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209208181" table:style-name="ce3">
            <text:p>58.209.208.18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152124192" table:style-name="ce3">
            <text:p>58.152.124.1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71.13.1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33.177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203" table:style-name="ce3">
            <text:p>211.143.198.2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3197164231" table:style-name="ce3">
            <text:p>223.197.164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1180140166" table:style-name="ce3">
            <text:p>61.180.140.16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16.77.23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4.125.148.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2109178150" table:style-name="ce3">
            <text:p>202.109.178.1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0.226.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03.83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103.51.2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.52.40.2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85.166.20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152.201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66.56.8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0.113.20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68.183.6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0.115.166.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8.27.124.20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4252129207" table:style-name="ce3">
            <text:p>24.252.129.20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3100115250" table:style-name="ce3">
            <text:p>183.100.115.2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2.38.113.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8192192186" table:style-name="ce3">
            <text:p>78.192.192.18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198.122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11122" table:style-name="ce3">
            <text:p>31.163.111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0194229141" table:style-name="ce3">
            <text:p>220.194.229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3.177.96.1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9.26.62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33.203.1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1227107126" table:style-name="ce3">
            <text:p>221.227.107.1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2.5.0.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100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140246214" table:style-name="ce3">
            <text:p>5.140.246.2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141.12.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146.146.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0.113.20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76.242.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38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94.242.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39.31.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73.24.1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1231114125" table:style-name="ce3">
            <text:p>201.231.114.1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229236230" table:style-name="ce3">
            <text:p>211.229.236.2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1125166215" table:style-name="ce3">
            <text:p>221.125.166.2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30.138.8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4208131154" table:style-name="ce3">
            <text:p>24.208.131.1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31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1242162244" table:style-name="ce3">
            <text:p>201.242.162.24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4208131154" table:style-name="ce3">
            <text:p>24.208.131.1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17.37.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05241" table:style-name="ce3">
            <text:p>31.163.105.2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159.225.7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218160221" table:style-name="ce3">
            <text:p>58.218.160.2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121.46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8108109130" table:style-name="ce3">
            <text:p>78.108.109.1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63.3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1211163217" table:style-name="ce3">
            <text:p>201.211.163.2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68.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3108168131" table:style-name="ce3">
            <text:p>183.108.168.1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2102106107" table:style-name="ce3">
            <text:p>222.102.106.10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0206152108" table:style-name="ce3">
            <text:p>190.206.152.10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.60.109.1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38201106186" table:style-name="ce3">
            <text:p>138.201.106.18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5119141102" table:style-name="ce3">
            <text:p>45.119.141.10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135.182.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208.62.1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210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2120197220" table:style-name="ce3">
            <text:p>212.120.197.2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214.78.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2.87.145.1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6116254251" table:style-name="ce3">
            <text:p>176.116.254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6167115204" table:style-name="ce3">
            <text:p>46.167.115.2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3179129123" table:style-name="ce3">
            <text:p>83.179.129.1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2.104.129.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46150238" table:style-name="ce3">
            <text:p>31.146.150.2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3222237131" table:style-name="ce3">
            <text:p>213.222.237.1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0150249215" table:style-name="ce3">
            <text:p>90.150.249.2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158.48.2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.51.20.1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9.62.151.2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5140192145" table:style-name="ce3">
            <text:p>95.140.192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159.157.7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2.150.36.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111.16.1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43.60.1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0.10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29186242" table:style-name="ce3">
            <text:p>31.129.186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60.1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48179" table:style-name="ce3">
            <text:p>31.162.148.1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66160" table:style-name="ce3">
            <text:p>31.163.166.1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77.29.1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86156" table:style-name="ce3">
            <text:p>31.162.186.15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1.1.117.2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0120107125" table:style-name="ce3">
            <text:p>200.120.107.1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9.145.42.2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12.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4236151161" table:style-name="ce3">
            <text:p>84.236.151.1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8108109130" table:style-name="ce3">
            <text:p>78.108.109.1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29186242" table:style-name="ce3">
            <text:p>31.129.186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4156167182" table:style-name="ce3">
            <text:p>94.156.167.1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6.62.118.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66160" table:style-name="ce3">
            <text:p>31.163.166.1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.13.218.9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5167180192" table:style-name="ce3">
            <text:p>175.167.180.1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8238147131" table:style-name="ce3">
            <text:p>218.238.147.1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48179" table:style-name="ce3">
            <text:p>31.162.148.1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8192192186" table:style-name="ce3">
            <text:p>78.192.192.18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0150203235" table:style-name="ce3">
            <text:p>90.150.203.23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35.178.9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5180" table:style-name="ce3">
            <text:p>31.163.185.1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1.16.54.1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158.227.7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7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157.2.1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91.169.2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1124217119" table:style-name="ce3">
            <text:p>171.124.217.1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104.78.1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1.165.232.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16174171" table:style-name="ce3">
            <text:p>49.116.174.17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46.246.5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35.196.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152.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4156167228" table:style-name="ce3">
            <text:p>94.156.167.2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29250" table:style-name="ce3">
            <text:p>31.162.129.2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1.29.76.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189.62.2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84.57.1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114.47.1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3248135127" table:style-name="ce3">
            <text:p>193.248.135.1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1.193.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29250" table:style-name="ce3">
            <text:p>31.162.129.2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100.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57.191.2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3248227243" table:style-name="ce3">
            <text:p>193.248.227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1.77.95.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86156" table:style-name="ce3">
            <text:p>31.162.186.15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29186242" table:style-name="ce3">
            <text:p>31.129.186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8.164.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1227154195" table:style-name="ce3">
            <text:p>221.227.154.19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109.132.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2102106107" table:style-name="ce3">
            <text:p>222.102.106.10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98.154.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70113" table:style-name="ce3">
            <text:p>31.162.170.1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1210149204" table:style-name="ce3">
            <text:p>181.210.149.2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4208131154" table:style-name="ce3">
            <text:p>24.208.131.1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.29.203.1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5144217117" table:style-name="ce3">
            <text:p>175.144.217.1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62.88.1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2110210205" table:style-name="ce3">
            <text:p>202.110.210.2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53.26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0247130186" table:style-name="ce3">
            <text:p>50.247.130.18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157.2.1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52171168220" table:style-name="ce3">
            <text:p>152.171.168.2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64.35.2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9.76.222.9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34.19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1.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.79.150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18145" table:style-name="ce3">
            <text:p>31.163.118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.21.145.1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8103112197" table:style-name="ce3">
            <text:p>218.103.112.19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6.214.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62.88.1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72.97.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197.136.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7.56.1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0247130186" table:style-name="ce3">
            <text:p>50.247.130.18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4.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74199" table:style-name="ce3">
            <text:p>31.163.174.19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92.8.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6100250192" table:style-name="ce3">
            <text:p>46.100.250.1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74199" table:style-name="ce3">
            <text:p>31.163.174.19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191" table:style-name="ce3">
            <text:p>211.143.198.19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189.16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0.179.39.1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132.89.2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37.226.2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71.132.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6.214.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229.135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.21.145.16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9.239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2107119242" table:style-name="ce3">
            <text:p>202.107.119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.13.218.9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1.1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8.160.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1191142244" table:style-name="ce3">
            <text:p>61.191.142.24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1.72.16.8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112.9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34.169.1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84.228.2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61.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03.83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72.116.3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.21.145.1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.103.92.1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197.136.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27.13.25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3.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220.204.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1.183.219.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6.215.25.19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158.102.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127.8.1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2119136180" table:style-name="ce3">
            <text:p>42.119.136.1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208.61.1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1.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189.16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8238147131" table:style-name="ce3">
            <text:p>218.238.147.1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189.62.2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3248227243" table:style-name="ce3">
            <text:p>193.248.227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16.34.2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9144180254" table:style-name="ce3">
            <text:p>89.144.180.2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189.16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34.169.1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18145" table:style-name="ce3">
            <text:p>31.163.118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8103112197" table:style-name="ce3">
            <text:p>218.103.112.19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6.215.25.19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48179" table:style-name="ce3">
            <text:p>31.162.148.1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9.234.6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224.102.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60.81.1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70113" table:style-name="ce3">
            <text:p>31.162.170.1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6.149.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59251" table:style-name="ce3">
            <text:p>31.163.159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93.43.2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111.16.1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7.56.1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8165138181" table:style-name="ce3">
            <text:p>188.165.138.18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3.93.95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38201106186" table:style-name="ce3">
            <text:p>138.201.106.18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219.26.1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8.160.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45.234.1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2117237221" table:style-name="ce3">
            <text:p>82.117.237.2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13.213.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8.187.1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198.96.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217.56.2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2233185206" table:style-name="ce3">
            <text:p>52.233.185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32.58.1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165.221.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70113" table:style-name="ce3">
            <text:p>31.162.170.1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3.81.98.1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189.16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229.40.1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63105168" table:style-name="ce3">
            <text:p>49.163.105.1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208.61.1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43.62.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5.194.48.5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2143154142" table:style-name="ce3">
            <text:p>212.143.154.1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34.169.1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7.50.2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70113" table:style-name="ce3">
            <text:p>31.162.170.1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0.218.80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240.220.7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158.102.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84.57.1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158.227.7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6.81.16.2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73.46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3.93.95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200.177.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1221133169" table:style-name="ce3">
            <text:p>181.221.133.16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7.7.0.1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7.169.18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140253216" table:style-name="ce3">
            <text:p>5.140.253.2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1.110.98.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74.127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03.83.8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119.2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118" table:style-name="ce3">
            <text:p>211.143.198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183" table:style-name="ce3">
            <text:p>211.143.198.18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210.39.1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7.95.115.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5.195.35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3.109.42.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1245159189" table:style-name="ce3">
            <text:p>91.245.159.18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92.2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98.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33.36.1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118" table:style-name="ce3">
            <text:p>211.143.198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217.53.2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0151137129" table:style-name="ce3">
            <text:p>90.151.137.12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7.79.98.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6.226.18.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95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123.139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13.79.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11.39.1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62.88.1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32.172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5143131151" table:style-name="ce3">
            <text:p>95.143.131.1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0145201162" table:style-name="ce3">
            <text:p>190.145.201.16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140253216" table:style-name="ce3">
            <text:p>5.140.253.2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118" table:style-name="ce3">
            <text:p>211.143.198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6.214.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7.38.128.1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6.90.51.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4.48.167.17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3149143106" table:style-name="ce3">
            <text:p>83.149.143.1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29.29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120.75.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6.1.183.17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7.57.96.1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1136235125" table:style-name="ce3">
            <text:p>81.136.235.1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3102210184" table:style-name="ce3">
            <text:p>183.102.210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13.79.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3248227243" table:style-name="ce3">
            <text:p>193.248.227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0145201162" table:style-name="ce3">
            <text:p>190.145.201.16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21.2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4246163242" table:style-name="ce3">
            <text:p>54.246.163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9181173118" table:style-name="ce3">
            <text:p>89.181.173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6.226.18.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218160221" table:style-name="ce3">
            <text:p>58.218.160.2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84.57.1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127.8.1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63105168" table:style-name="ce3">
            <text:p>49.163.105.1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22178134108" table:style-name="ce3">
            <text:p>122.178.134.10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14166225159" table:style-name="ce3">
            <text:p>114.166.225.1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238.182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203.8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6.144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7124152200" table:style-name="ce3">
            <text:p>177.124.152.20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210.218.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199.16.2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2120197220" table:style-name="ce3">
            <text:p>212.120.197.2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147.90.4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06.34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7.106.131.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71.56.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93.43.2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214.76.1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28.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5.182.225.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6175177130" table:style-name="ce3">
            <text:p>46.175.177.1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6.13.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0120107125" table:style-name="ce3">
            <text:p>200.120.107.1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08.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140253216" table:style-name="ce3">
            <text:p>5.140.253.2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0.84.28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3.243.62.1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143.92.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7105194129" table:style-name="ce3">
            <text:p>187.105.194.12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6.1.1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9.209.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2231116209" table:style-name="ce3">
            <text:p>42.231.116.20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2.181.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143.198.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0221113164" table:style-name="ce3">
            <text:p>180.221.113.1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6124141233" table:style-name="ce3">
            <text:p>176.124.141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0.166.36.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7.38.64.1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108.33.17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7.113.63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1228150105" table:style-name="ce3">
            <text:p>181.228.150.1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76.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148.5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55.116.19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06.34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12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1.254.78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5.155.173.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1162144127" table:style-name="ce3">
            <text:p>31.162.144.1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143.198.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5.201.64.1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64.44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62.88.1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3.34.51.2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55.116.19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42116" table:style-name="ce3">
            <text:p>31.162.142.1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100.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0112111233" table:style-name="ce3">
            <text:p>190.112.111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16.111.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3.4.30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3.34.51.2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98.26.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6.115.118.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140253216" table:style-name="ce3">
            <text:p>5.140.253.2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219.26.1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66.64.2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65.42.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2235101210" table:style-name="ce3">
            <text:p>222.235.101.2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3197164231" table:style-name="ce3">
            <text:p>223.197.164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7.87.170.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142.62.1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67.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91.169.2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3.244.96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2118129227" table:style-name="ce3">
            <text:p>42.118.129.2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05224" table:style-name="ce3">
            <text:p>31.162.105.2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79.2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6.237.68.1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8219126223" table:style-name="ce3">
            <text:p>178.219.126.2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9185213162" table:style-name="ce3">
            <text:p>179.185.213.16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0.106.242.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4170125233" table:style-name="ce3">
            <text:p>14.170.125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43.34.17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41.239.13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17.20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68.183.3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64.64.1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1211163217" table:style-name="ce3">
            <text:p>201.211.163.2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159.42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1245159189" table:style-name="ce3">
            <text:p>91.245.159.18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9.156.155.2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53.83.9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4.61.27.1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43.34.17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3.215.45.1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44.1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174.37.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1.49.135.1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5196144199" table:style-name="ce3">
            <text:p>175.196.144.19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8108248173" table:style-name="ce3">
            <text:p>78.108.248.17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5.210.26.17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0.10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183.126.7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78.205.14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.17.41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4242" table:style-name="ce3">
            <text:p>31.163.184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29.220.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3197164231" table:style-name="ce3">
            <text:p>223.197.164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96.97.1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5180" table:style-name="ce3">
            <text:p>31.163.185.1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205.179.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3104170251" table:style-name="ce3">
            <text:p>83.104.170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140134140" table:style-name="ce3">
            <text:p>5.140.134.1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1139232159" table:style-name="ce3">
            <text:p>91.139.232.1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3104170251" table:style-name="ce3">
            <text:p>83.104.170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1139232159" table:style-name="ce3">
            <text:p>91.139.232.1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224.102.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180.64.10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96.97.1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1235130196" table:style-name="ce3">
            <text:p>221.235.130.19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104" table:style-name="ce3">
            <text:p>211.143.198.1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222.2.3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108.24.1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1235130196" table:style-name="ce3">
            <text:p>221.235.130.19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30.13.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91.9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7.246.36.9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.17.41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9.50.52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14.198.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4242" table:style-name="ce3">
            <text:p>31.163.184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9.62.3.2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56.17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9162238151" table:style-name="ce3">
            <text:p>79.162.238.1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211.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161.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1242162244" table:style-name="ce3">
            <text:p>201.242.162.24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8.197.24.5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64.64.1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3104170251" table:style-name="ce3">
            <text:p>83.104.170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152.201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.103.92.1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73.133.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29.149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2231116209" table:style-name="ce3">
            <text:p>42.231.116.20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0255187130" table:style-name="ce3">
            <text:p>80.255.187.1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4242" table:style-name="ce3">
            <text:p>31.163.184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158.40.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0.61.193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0.113.20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7.57.79.1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3.97.96.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16.122.1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75.233.1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7121185149" table:style-name="ce3">
            <text:p>77.121.185.1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14220109" table:style-name="ce3">
            <text:p>49.114.220.10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144.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146.146.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13.25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1.218.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1136201158" table:style-name="ce3">
            <text:p>81.136.201.15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78.217.23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147.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121.46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3179255134" table:style-name="ce3">
            <text:p>183.179.255.13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33.203.1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8.75.9.20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29.220.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9.94.241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71.132.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2.252.200.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.204.104.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64.64.1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1139243238" table:style-name="ce3">
            <text:p>91.139.243.2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78.1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6102228103" table:style-name="ce3">
            <text:p>36.102.228.1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9165238100" table:style-name="ce3">
            <text:p>189.165.238.10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9.138.2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138.84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214" table:style-name="ce3">
            <text:p>211.143.198.2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9.50.251.5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91.32.172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0.2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65.26.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5195142105" table:style-name="ce3">
            <text:p>175.195.142.1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54194205" table:style-name="ce3">
            <text:p>31.154.194.2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.142.250.9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52171176221" table:style-name="ce3">
            <text:p>152.171.176.2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0.126.104.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32112" table:style-name="ce3">
            <text:p>31.162.132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6.1.1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8.137.7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8254211122" table:style-name="ce3">
            <text:p>178.254.211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0.84.217.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8148108226" table:style-name="ce3">
            <text:p>78.148.108.2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.24.106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8148108226" table:style-name="ce3">
            <text:p>78.148.108.2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105.142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2.193.40.18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34194" table:style-name="ce3">
            <text:p>31.163.134.19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9160196114" table:style-name="ce3">
            <text:p>189.160.196.1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69.179.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9152129179" table:style-name="ce3">
            <text:p>189.152.129.1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1.230.60.7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218.60.1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92.71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90.149.251.7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2.50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101.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1125166215" table:style-name="ce3">
            <text:p>221.125.166.2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0121220179" table:style-name="ce3">
            <text:p>180.121.220.1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79.150.1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97.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120.75.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245.167.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18145" table:style-name="ce3">
            <text:p>31.163.118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8.71.1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3.177.96.1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.37.64.2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0151207173" table:style-name="ce3">
            <text:p>90.151.207.17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9111246184" table:style-name="ce3">
            <text:p>79.111.246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6.2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78.205.14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119.7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7116143216" table:style-name="ce3">
            <text:p>87.116.143.2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8.143.7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40.90.6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3.65.145.18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9207176180" table:style-name="ce3">
            <text:p>49.207.176.1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104188237" table:style-name="ce3">
            <text:p>5.104.188.2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8199222151" table:style-name="ce3">
            <text:p>68.199.222.1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97.248.9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18.217.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8199222151" table:style-name="ce3">
            <text:p>68.199.222.1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34194" table:style-name="ce3">
            <text:p>31.163.134.19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2.216.208.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146150238" table:style-name="ce3">
            <text:p>31.146.150.2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104188237" table:style-name="ce3">
            <text:p>5.104.188.2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8.71.1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245.167.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5140140144" table:style-name="ce3">
            <text:p>5.140.140.14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.52.220.17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9.189.202.7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2117237221" table:style-name="ce3">
            <text:p>82.117.237.2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67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2.50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9.176.8.7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85106" table:style-name="ce3">
            <text:p>31.162.185.1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34194" table:style-name="ce3">
            <text:p>31.163.134.19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18145" table:style-name="ce3">
            <text:p>31.163.118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220.204.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6.18.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36.199.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65.42.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0150243118" table:style-name="ce3">
            <text:p>90.150.243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9.58.9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162142160" table:style-name="ce3">
            <text:p>31.162.142.1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95.29.229.2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2.216.208.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6.2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3183159187" table:style-name="ce3">
            <text:p>93.183.159.18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197.136.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6.1.1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98.154.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05.80.1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88.26.237.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8.160.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113.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221.35.1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91.85.2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159.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7107190245" table:style-name="ce3">
            <text:p>37.107.190.2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46.246.5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.140.16.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9.170.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0198128145" table:style-name="ce3">
            <text:p>190.198.128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8.199.1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104254134" table:style-name="ce3">
            <text:p>5.104.254.13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0.105.16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.140.21.1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33.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97.89.204.16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69.1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4.221.38.15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23.1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0.110.67.2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93.186.1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91239" table:style-name="ce3">
            <text:p>31.163.191.23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73178" table:style-name="ce3">
            <text:p>31.162.173.17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54194205" table:style-name="ce3">
            <text:p>31.154.194.20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9.56.192.1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23151200141" table:style-name="ce3">
            <text:p>123.151.200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240.220.7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5177208175" table:style-name="ce3">
            <text:p>95.177.208.17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3.164.113.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92.71.20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11211" table:style-name="ce3">
            <text:p>31.163.111.2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254.197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237.94.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7.89.127.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218.25.111.18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197.136.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9218224122" table:style-name="ce3">
            <text:p>179.218.224.1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34243" table:style-name="ce3">
            <text:p>31.162.134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193.91.14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9.48.9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8.206.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65.11.6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104254134" table:style-name="ce3">
            <text:p>5.104.254.13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193.91.14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34243" table:style-name="ce3">
            <text:p>31.162.134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92.168.1.2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5118160180" table:style-name="ce3">
            <text:p>45.118.160.1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104254134" table:style-name="ce3">
            <text:p>5.104.254.13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3183159187" table:style-name="ce3">
            <text:p>93.183.159.18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159.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46150238" table:style-name="ce3">
            <text:p>31.146.150.2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93183159187" table:style-name="ce3">
            <text:p>93.183.159.18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77.2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92.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209208181" table:style-name="ce3">
            <text:p>58.209.208.18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0226247101" table:style-name="ce3">
            <text:p>190.226.247.1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31.163.141.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1169128198" table:style-name="ce3">
            <text:p>71.169.128.19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3.138.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6.90.51.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2.43.61.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36.20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7.56.252.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6.2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144.193.4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2.6.2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6.109.133.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3.238.50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9207176180" table:style-name="ce3">
            <text:p>49.207.176.1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218160221" table:style-name="ce3">
            <text:p>58.218.160.2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82.2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48.93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6.217.81.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2.123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9163105168" table:style-name="ce3">
            <text:p>49.163.105.16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9.87.252.16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94.208.74.1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121.46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34243" table:style-name="ce3">
            <text:p>31.162.134.2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7211179149" table:style-name="ce3">
            <text:p>27.211.179.1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214.79.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29.149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08.105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89.139.204.9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52171168220" table:style-name="ce3">
            <text:p>152.171.168.2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0206152108" table:style-name="ce3">
            <text:p>190.206.152.10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208.74.1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1249103210" table:style-name="ce3">
            <text:p>201.249.103.2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44.72.20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27.94.18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9.0.248.6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3.16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2.178.1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4.85.49.14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75.1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0100142172" table:style-name="ce3">
            <text:p>210.100.142.17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63.3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7.148.127.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104.1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3.28.59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6.37.21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224.34.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27.94.18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2189101" table:style-name="ce3">
            <text:p>31.162.189.1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9.97.249.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187.37.71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01.232.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1.10.67.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68.0.2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6.31.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143198191" table:style-name="ce3">
            <text:p>211.143.198.19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0246211225" table:style-name="ce3">
            <text:p>220.246.211.2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198.122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0246211225" table:style-name="ce3">
            <text:p>220.246.211.2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15.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7.191.5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39.9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1228106233" table:style-name="ce3">
            <text:p>61.228.106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216.16.22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9.65.130.13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01.232.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67114230210" table:style-name="ce3">
            <text:p>167.114.230.2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3.149.15.15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71.56.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152124192" table:style-name="ce3">
            <text:p>58.152.124.1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1.74.47.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190.40.17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9177186248" table:style-name="ce3">
            <text:p>179.177.186.24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157.2.1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5100138121" table:style-name="ce3">
            <text:p>185.100.138.1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9152191162" table:style-name="ce3">
            <text:p>189.152.191.16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0.170.202.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8.232.88.1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43.55.1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3.206.142.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34124" table:style-name="ce3">
            <text:p>31.163.134.12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7.37.71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2118249149" table:style-name="ce3">
            <text:p>82.118.249.1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8108253140" table:style-name="ce3">
            <text:p>78.108.253.1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7.195.62.19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157.199.6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52.99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93.117.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7122171242" table:style-name="ce3">
            <text:p>37.122.171.2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1144240109" table:style-name="ce3">
            <text:p>221.144.240.10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1.193.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1.163.150.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5201224149" table:style-name="ce3">
            <text:p>195.201.224.1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78.87.1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7.89.93.2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56111" table:style-name="ce3">
            <text:p>31.163.156.1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4.139.123.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7161135203" table:style-name="ce3">
            <text:p>197.161.135.2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3.94.17.1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7.61.15.19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210.39.1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4244179118" table:style-name="ce3">
            <text:p>24.244.179.11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11.39.1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6.210.56.6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.3.87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3142139152" table:style-name="ce3">
            <text:p>83.142.139.15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3.229.187.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69.9.3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4118221143" table:style-name="ce3">
            <text:p>14.118.221.14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2.96.15.5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.96.10.24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2.119.215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201.243.35.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1228159201" table:style-name="ce3">
            <text:p>211.228.159.2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243.35.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20194229141" table:style-name="ce3">
            <text:p>220.194.229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2.116.111.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61.230.10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3.212.96.6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17.37.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15.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175.172.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9148140247" table:style-name="ce3">
            <text:p>59.148.140.24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05241" table:style-name="ce3">
            <text:p>31.163.105.2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9148140247" table:style-name="ce3">
            <text:p>59.148.140.24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8209208181" table:style-name="ce3">
            <text:p>58.209.208.18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89184" table:style-name="ce3">
            <text:p>31.163.189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164.13.5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163189184" table:style-name="ce3">
            <text:p>31.163.189.18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0.35.36.7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9176227202" table:style-name="ce3">
            <text:p>179.176.227.20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6.15.19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7.190.14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3.106.10.18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8.127.167.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6.94.216.14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.63.55.1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6.94.216.14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.63.55.1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4208131154" table:style-name="ce3">
            <text:p>24.208.131.1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164.50.21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76116254246" table:style-name="ce3">
            <text:p>176.116.254.2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4.103.92.13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9111255247" table:style-name="ce3">
            <text:p>189.111.255.24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3.172.46.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0.110.221.7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31163132251" table:style-name="ce3">
            <text:p>31.163.132.2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9.46.199.17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0.54.63.2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2.74.236.2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6.52.43.9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0.143.227.5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1252149174" table:style-name="ce3">
            <text:p>61.252.149.17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244.25.18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7.50.7.15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1228201161" table:style-name="ce3">
            <text:p>71.228.201.1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00153249225" table:style-name="ce3">
            <text:p>200.153.249.2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85.42.1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218204132211" table:style-name="ce3">
            <text:p>218.204.132.21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0.179.128.9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.93.9.1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9.65.22.1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9103101148" table:style-name="ce3">
            <text:p>189.103.101.14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5.231.101.6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5.133.4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5.207.12.2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2.61.24.22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9.162.75.11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9.126.136.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1.230.57.5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4211169117" table:style-name="ce3">
            <text:p>24.211.169.11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87110227185" table:style-name="ce3">
            <text:p>187.110.227.18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38.190.24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7.46.86.7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3.112.2.9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7.99.84.2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4140235226" table:style-name="ce3">
            <text:p>14.140.235.2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43.95.1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12221182203" table:style-name="ce3">
            <text:p>112.221.182.2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67205155226" table:style-name="ce3">
            <text:p>67.205.155.22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8.94.66.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222.104.50.10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6.59.53.18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9.203.101.7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9.34.237.1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3202176149" table:style-name="ce3">
            <text:p>73.202.176.1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4" table:style-name="ro1">
          <table:table-cell office:value-type="float" office:value="23115253146" table:style-name="ce3">
            <text:p>23.115.253.14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155.252.57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.188.10.15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6.0.77.17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.202.87.24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5.115.172.1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22.126.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2233101175" table:style-name="ce3">
            <text:p>42.233.101.17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0.45.144.6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2233101175" table:style-name="ce3">
            <text:p>42.233.101.17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9.56.66.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1.54.102.2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6.128.41.2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9.65.159.20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7.86.116.7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22.127.2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91103251129" table:style-name="ce3">
            <text:p>191.103.251.12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8.84.132.2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2202145129" table:style-name="ce3">
            <text:p>52.202.145.12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0.45.145.20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9.56.45.1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4.22.97.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5.8.49.2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9.56.45.1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5.22.215.10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1.147.216.1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3.59.152.2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63.141.1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4.52.24.1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9.56.78.23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85.42.2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52202145129" table:style-name="ce3">
            <text:p>52.202.145.12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2.150.2.4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82.127.63.9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0.158.182.2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67114210108" table:style-name="ce3">
            <text:p>167.114.210.10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1.231.90.3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79190181154" table:style-name="ce3">
            <text:p>79.190.181.15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8.24.153.2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33.117.3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162250169172" table:style-name="ce3">
            <text:p>162.250.169.17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3.173.8.65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8.117.112.1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8.84.132.2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6.0.77.17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67.99.156.16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3137156164" table:style-name="ce3">
            <text:p>113.137.156.16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6.52.43.12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2.232.110.9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4.118.245.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6208101150" table:style-name="ce3">
            <text:p>46.208.101.150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19.156.23.14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1.19.140.92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9.65.181.13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.138.86.1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80251102208" table:style-name="ce3">
            <text:p>80.251.102.20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39.59.88.56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6.203.217.3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5.239.136.98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182.20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12.85.42.231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8.47.209.144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95.43.95.179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style-name="ro1">
          <table:table-cell office:value-type="float" office:value="42235213203" table:style-name="ce3">
            <text:p>42.235.213.203</text:p>
          </table:table-cell>
          <table:table-cell office:value-type="string" table:style-name="ce1">
            <text:p># added 01-07-2018</text:p>
          </table:table-cell>
          <table:table-cell table:number-columns-repeated="16382"/>
        </table:table-row>
        <table:table-row table:number-rows-repeated="1045048" table:style-name="ro1">
          <table:table-cell table:number-columns-repeated="16384"/>
        </table:table-row>
        <table:named-expressions>
          <table:named-range table:name="hosts_ip" table:cell-range-address="Blad2.$A$1:Blad2.$D$2343" table:base-cell-address="Blad2.$A$1"/>
          <table:named-range table:name="Verbinding1" table:cell-range-address="Blad2.$A$2321:Blad2.$A$2337" table:base-cell-address="Blad2.$A$1"/>
          <table:named-range table:name="Verbinding3" table:cell-range-address="Blad2.$A$1:Blad2.$D$2343" table:base-cell-address="Blad2.$A$1"/>
        </table:named-expressions>
      </table:table>
      <table:database-ranges>
        <table:database-range table:target-range-address="Blad2.A1:Blad2.Q235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/>
      <number:text>-</number:text>
      <number:month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dows User</meta:initial-creator>
    <dc:creator>Windows User</dc:creator>
    <meta:creation-date>2018-07-01T14:47:56Z</meta:creation-date>
    <dc:date>2018-07-01T15:05:43Z</dc:date>
  </office:meta>
</office:document-meta>
</file>